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2LsRGBRed.sRGBToLsRGB(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y2LsRGBRed.fixSampleModel( CachableRed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y2LsRGBRed.copyData( WritableRaster w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Any2LsRGBRed.Any2LsRGBRed( CachableRed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y2LsRGBRed.fixColorModel( CachableRed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